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Heading_20_2">
      <style:text-properties fo:language="pl" fo:country="PL"/>
    </style:style>
    <style:style style:name="P12" style:family="paragraph" style:parent-style-name="Text_20_body">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11"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1"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text:span><text:span text:style-name="T5">ś</text:span><text:span text:style-name="T5"> z piechotami metodyczniej od Trembowli za podjazdem post</text:span><text:span text:style-name="T5">ę</text:span><text:span text:style-name="T5">powa</text:span><text:span text:style-name="T5">ł, w tych dniach pod Husiatyń docierając. </text:span><text:span text:style-name="T5">Podjazd za</text:span><text:span text:style-name="T5">ś</text:span><text:span text:style-name="T5">, pod dowództwem pana Gabryela Silnic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text:span><text:span text:style-name="T5">ą</text:span><text:span text:style-name="T5">c.</text:span></text:p>
      <text:p text:style-name="P6"><text:span text:style-name="T5">Pewnego po</text:span><text:span text:style-name="T5">ł</text:span><text:span text:style-name="T5">udnia za</text:span><text:span text:style-name="T5">ś</text:span><text:span text:style-name="T5"> do chor</text:span><text:span text:style-name="T5">ą</text:span><text:span text:style-name="T5">gwi Ostrowskiego do</text:span><text:span text:style-name="T5">łą</text:span><text:span text:style-name="T5">czyli pancerni Starczy</text:span><text:span text:style-name="T5">ń</text:span><text:span text:style-name="T5">skiego, a wraz z nimi pan Silinicki, kt</text:span><text:span text:style-name="T5">ó</text:span><text:span text:style-name="T5">ry tak oto przem</text:span><text:span text:style-name="T5">ó</text:span><text:span text:style-name="T5">wi</text:span><text:span text:style-name="T5">ł</text:span><text:span text:style-name="T5">:</text:span></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Text_20_body"><text:span text:style-name="T5">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y Kamieńca szeroko otwarte, a przed bramami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miej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śmiałym natarciem w ciżbę impet Krymców powstrzymała.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span></text:p>
      <text:p text:style-name="Dialog"><text:span text:style-name="T5">„Ej, </text:span><text:span text:style-name="T5">ż</text:span><text:span text:style-name="T5">eby</text:span><text:span text:style-name="T5">ś</text:span><text:span text:style-name="T5">my to cho</text:span><text:span text:style-name="T5">ć</text:span><text:span text:style-name="T5"> jedn</text:span><text:span text:style-name="T5">ą</text:span><text:span text:style-name="T5"> rot</text:span><text:span text:style-name="T5">ę</text:span><text:span text:style-name="T5"> dragonii mieli, cho</text:span><text:span text:style-name="T5">ć</text:span><text:span text:style-name="T5"> malutk</text:span><text:span text:style-name="T5">ą</text:span><text:span text:style-name="T5">, to ju</text:span><text:span text:style-name="T5">ż</text:span><text:span text:style-name="T5"> by</text:span><text:span text:style-name="T5">ś</text:span><text:span text:style-name="T5">my Kamieniec zdobyli” - piekli</text:span><text:span text:style-name="T5">ł</text:span><text:span text:style-name="T5"> si</text:span><text:span text:style-name="T5">ę</text:span><text:span text:style-name="T5"> pan Silnicki, czapk</text:span><text:span text:style-name="T5">ę</text:span><text:span text:style-name="T5"> sw</text:span><text:span text:style-name="T5">ą</text:span><text:span text:style-name="T5"> na ziem rzuciwszy i pi</text:span><text:span text:style-name="T5">ęś</text:span><text:span text:style-name="T5">ci do skroni nagiej przyk</text:span><text:span text:style-name="T5">ł</text:span><text:span text:style-name="T5">adaj</text:span><text:span text:style-name="T5">ą</text:span><text:span text:style-name="T5">c.</text:span></text:p>
      <text:p text:style-name="Dialog"><text:span text:style-name="T5">„I co by ta jedna ma</text:span><text:span text:style-name="T5">ł</text:span><text:span text:style-name="T5">a rota uczyni</text:span><text:span text:style-name="T5">ł</text:span><text:span text:style-name="T5">a?” - pyta</text:span><text:span text:style-name="T5">ł pan Ostrowski.</text:span></text:p>
      <text:p text:style-name="Dialog"><text:span text:style-name="T5">„Jedna nawet rota dragonii, ob</text:span><text:span text:style-name="T5">ó</text:span><text:span text:style-name="T5">z tatarski obsadziwszy, im</text:span><text:span text:style-name="T5">ż</text:span><text:span text:style-name="T5">e nie pozwoli</text:span><text:span text:style-name="T5">ł</text:span><text:span text:style-name="T5">aby si</text:span><text:span text:style-name="T5">ę</text:span><text:span text:style-name="T5"> zebra</text:span><text:span text:style-name="T5">ć</text:span><text:span text:style-name="T5"> i nas w bok za</text:span><text:span text:style-name="T5">ż</text:span><text:span text:style-name="T5">y</text:span><text:span text:style-name="T5">ć</text:span><text:span text:style-name="T5">. Tatarzy przecie na ogie</text:span><text:span text:style-name="T5">ń</text:span><text:span text:style-name="T5"> broni palnej ca</text:span><text:span text:style-name="T5">ł</text:span><text:span text:style-name="T5">kiem nieodporni, i tego ognia nam zabrak</text:span><text:span text:style-name="T5">ł</text:span><text:span text:style-name="T5">o. <text:s/>Ba</text:span><text:span text:style-name="T5">ś</text:span><text:span text:style-name="T5">my za</text:span><text:span text:style-name="T5">ś</text:span><text:span text:style-name="T5"> ataku nie przerywali, tedy janczarzy te</text:span><text:span text:style-name="T5">ż</text:span><text:span text:style-name="T5"> by si</text:span><text:span text:style-name="T5">ę</text:span><text:span text:style-name="T5"> nie opatrzyli przy bramie jeno do zamku by zmykali. Bram</text:span><text:span text:style-name="T5">ę</text:span><text:span text:style-name="T5"> zdobywszy, </text:span><text:span text:style-name="T5">ł</text:span><text:span text:style-name="T5">acno by</text:span><text:span text:style-name="T5">ś</text:span><text:span text:style-name="T5">my ich do zamku </text:span><text:span text:style-name="T5">ś</text:span><text:span text:style-name="T5">cigaj</text:span><text:span text:style-name="T5">ą</text:span><text:span text:style-name="T5">c przetrzebili, </text:span><text:soft-page-break/><text:span text:style-name="T5">wi</text:span><text:span text:style-name="T5">ę</text:span><text:span text:style-name="T5">c i za</text:span><text:span text:style-name="T5">łoga zamku nie byłaby wzmocnioną, jeno raczej tłumem piechoty przerażonej osłabioną”</text:span></text:p>
      <text:p text:style-name="Dialog"><text:span text:style-name="T5">„Jakże to, jazdą po mieście na piechotę nacierać?”</text:span></text:p>
      <text:p text:style-name="Dialog"><text:span text:style-name="T5">„Bo takie tam i miasto. Waćpan nie widziałeś, boś prawie pod bramą ducha wyzionął, mnie jednak towarzysze pancerni opowiadali że i połowy domów w tym mieście nie masz, same place puste po wyburzonych jeszcze za oblężenia budowlach. A i mury i miejskie i zamkowe nadwątlone tamtym oblężeniem, mogliśmy z marszu próować dobyć, jakby się obrońcy nie opatrzyli.”</text:span></text:p>
      <text:p text:style-name="Dialog"><text:span text:style-name="T5">„Fortecę dobywać kawalerią?”</text:span></text:p>
      <text:p text:style-name="Dialog"><text:span text:style-name="T5">„To waćpan jeszcze nie widział, jak dzielnie husarze nasi spieszeni fortyfikacje dobywają. Przecie nie tylko z konia szablą robić umieją. Szyszak i pancerz przeiw kulom</text:span><text:span text:style-name="T5"><text:note text:id="ftn0"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9"/>
      <text:p text:style-name="P9"/>
      <text:p text:style-name="P9"/>
      <text:p text:style-name="P9">Zabrakło kilku rot piechoty albo dragonii dla opanowania przedmieść, byłaby okazja zdobyć twierdzę z marszu...</text:p>
      <text:p text:style-name="P9">Dragonia maszeruje</text:p>
      <text:p text:style-name="P9">Dopiero potem zdobycie Baru</text:p>
      <text:p text:style-name="P6">Jednak wiedział król i hetman wielki w jednej osobie, że pieniędzy wkrótce zbraknie i że wojnę szybko kończyć trzeba.</text:p>
      <text:p text:style-name="P6"/>
      <text:p text:style-name="P6"/>
      <text:p text:style-name="P6"/>
      <text:p text:style-name="P4">Tymczasem konfederaci na Litwie</text:p>
      <text:p text:style-name="P4">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4">Inni znowu o protekcji rosyjskiej m<text:span text:style-name="T5">ó</text:span><text:span text:style-name="T3">wi</text:span><text:span text:style-name="T5">ą</text:span><text:span text:style-name="T3">.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P2"/>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text:soft-page-break/>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Trzeciecki, Mikolaj</meta:initial-creator>
    <dc:creator>Mikolaj Trzeciecki</dc:creator>
    <meta:creation-date>2014-08-22T08:05:00Z</meta:creation-date>
    <dc:date>2016-10-06T21:19:07.55</dc:date>
    <meta:editing-cycles>780</meta:editing-cycles>
    <meta:editing-duration>PT23H27M54S</meta:editing-duration>
    <meta:document-statistic meta:table-count="0" meta:image-count="0" meta:object-count="0" meta:page-count="11" meta:paragraph-count="94" meta:word-count="4587" meta:character-count="3092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